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December 21, 2012</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BigBody">This document describes these tools, how to use them to move data to and from storage media, and how to monitor the progress of jobs through the system.</text:p>
      <text:p text:style-name="P2">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2-12-21T15:10:06</dc:date>
    <meta:editing-cycles>11</meta:editing-cycles>
    <meta:editing-duration>PT31M8S</meta:editing-duration>
    <dc:creator>Alexander Moibenko</dc:creator>
    <meta:document-statistic meta:table-count="0" meta:image-count="1" meta:object-count="0" meta:page-count="2" meta:paragraph-count="10" meta:word-count="381" meta:character-count="2551" meta:non-whitespace-character-count="2180"/>
    <meta:user-defined meta:name="Info 1"/>
    <meta:user-defined meta:name="Info 2"/>
    <meta:user-defined meta:name="Info 3"/>
    <meta:user-defined meta:name="Info 4"/>
  </office:meta>
</office:document-meta>
</file>